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number-columns-repeated="2" table:default-cell-style-name="ce2"/>
        <table:table-column table:style-name="co6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hortID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2"/>
          <table:table-cell office:value-type="string" calcext:value-type="string">
            <text:p>IbvmMmDRMR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/>
          <table:table-cell office:value-type="string" calcext:value-type="string">
            <text:p>m2SmAw4dV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2"/>
          <table:table-cell office:value-type="string" calcext:value-type="string">
            <text:p>DCi5EKiHWC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circumsp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spontaneous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</text:p>
          </table:table-cell>
          <table:table-cell office:value-type="string" calcext:value-type="string">
            <text:p>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2"/>
          <table:table-cell office:value-type="string" calcext:value-type="string">
            <text:p>YiMea1R8D8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cont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swif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2"/>
          <table:table-cell office:value-type="string" calcext:value-type="string">
            <text:p>ot0NgLGeup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 table:number-columns-repeated="2"/>
          <table:table-cell office:value-type="string" calcext:value-type="string">
            <text:p>9S9LQWJwwH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2"/>
          <table:table-cell office:value-type="string" calcext:value-type="string">
            <text:p>rfEcy3mT2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idea are different from the official on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 table:number-columns-repeated="2"/>
          <table:table-cell office:value-type="string" calcext:value-type="string">
            <text:p>lYsY7qOtH-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st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destroy(value or righ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as a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</text:p>
          </table:table-cell>
          <table:table-cell table:number-columns-repeated="2"/>
          <table:table-cell office:value-type="string" calcext:value-type="string">
            <text:p>eXX2P66tAY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90wWT4rDA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/>
          <table:table-cell office:value-type="string" calcext:value-type="string">
            <text:p>j8SdspVG1k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alarming;intimidating</text:p>
          </table:table-cell>
          <table:table-cell table:number-columns-repeated="2"/>
          <table:table-cell office:value-type="string" calcext:value-type="string">
            <text:p>m98HfFfFWT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blame; condemn; abuse;criticize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 table:number-columns-repeated="2"/>
          <table:table-cell office:value-type="string" calcext:value-type="string">
            <text:p>TnxozBG_Mb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malicious; acrimonious</text:p>
          </table:table-cell>
          <table:table-cell table:number-columns-repeated="2"/>
          <table:table-cell office:value-type="string" calcext:value-type="string">
            <text:p>aD8bHWG0b1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ivalent</text:p>
          </table:table-cell>
          <table:table-cell table:number-columns-repeated="2"/>
          <table:table-cell office:value-type="string" calcext:value-type="string">
            <text:p>YXKMDx-xDn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oYhWz9Rwug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thou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io8-NnO-g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 table:number-columns-repeated="2"/>
          <table:table-cell office:value-type="string" calcext:value-type="string">
            <text:p>foh8Nhu6vP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speak fluent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/>
          <table:table-cell office:value-type="string" calcext:value-type="string">
            <text:p>Uc129VgU2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firmly establis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b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 table:number-columns-repeated="2"/>
          <table:table-cell office:value-type="string" calcext:value-type="string">
            <text:p>MsJ7HhfhhS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brave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eccentric;</text:p>
          </table:table-cell>
          <table:table-cell/>
          <table:table-cell office:value-type="string" calcext:value-type="string">
            <text:p>3cngBL5FSL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titudinous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string" calcext:value-type="string">
            <text:p>DJ9LbSWPIj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table:number-columns-repeated="16379"/>
        </table:table-row>
        <table:table-row table:style-name="ro2" table:number-rows-repeated="104813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 style:data-style-name="N2" text:time-value="18:53:18.1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07T20:15:20.822000000</dc:date>
    <meta:editing-duration>P3DT8H25M33S</meta:editing-duration>
    <meta:editing-cycles>846</meta:editing-cycles>
    <meta:generator>LibreOffice/24.8.3.2$Windows_X86_64 LibreOffice_project/48a6bac9e7e268aeb4c3483fcf825c94556d9f92</meta:generator>
    <meta:document-statistic meta:table-count="1" meta:cell-count="1122" meta:object-count="0"/>
  </office:meta>
</office:document-meta>
</file>